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4df54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4df5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bd23" officeooo:paragraph-rsid="0051bd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df547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1bd23" officeooo:paragraph-rsid="0051bd23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4dc985" officeooo:paragraph-rsid="0051d3c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" fo:font-size="12pt" fo:font-weight="bold" officeooo:rsid="00411013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31195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7aa31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4c7a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3aad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e4c8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17c1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3249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60b13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22519" style:font-weight-asian="bold" style:font-weight-complex="bold"/>
    </style:style>
    <style:style style:name="T16" style:family="text">
      <style:text-properties fo:font-weight="bold" officeooo:rsid="0053a65c" style:font-weight-asian="bold" style:font-weight-complex="bold"/>
    </style:style>
    <style:style style:name="T17" style:family="text">
      <style:text-properties officeooo:rsid="0035db3e"/>
    </style:style>
    <style:style style:name="T18" style:family="text">
      <style:text-properties officeooo:rsid="00522519"/>
    </style:style>
    <style:style style:name="T19" style:family="text">
      <style:text-properties officeooo:rsid="0053a65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7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1">5</text:span><text:span text:style-name="T2">0</text:span><text:span text:style-name="T13">4</text:span><text:span text:style-name="T3">a</text:span><text:span text:style-name="T4"> - </text:span><text:span text:style-name="T5">A/G </text:span><text:span text:style-name="T6">- </text:span><text:span text:style-name="T10">WSO</text:span><text:span text:style-name="T7"> </text:span><text:span text:style-name="T8">- </text:span><text:span text:style-name="T9">Unguided Bombs, </text:span><text:span text:style-name="T11">Dive Toss</text:span></text:p>
      <text:p text:style-name="P3"/>
      <text:p text:style-name="P4">Dive Toss -- WIP</text:p>
      <text:list text:style-name="L1">
        <text:list-item>
          <text:p text:style-name="P6">Target altitude ... set</text:p>
        </text:list-item>
        <text:list-item>
          <text:p text:style-name="P6">Drag coefficient ... set</text:p>
        </text:list-item>
        <text:list-item>
          <text:p text:style-name="P7"><text:span text:style-name="T18">(</text:span>WSO<text:span text:style-name="T18">)</text:span> <text:span text:style-name="T14">Radar </text:span><text:span text:style-name="T15">Mode knob</text:span><text:span text:style-name="T18"> </text:span>... <text:span text:style-name="T14">AIR-GRD</text:span> with 5 or 10 mile range setting<text:span text:style-name="T19">, or </text:span><text:span text:style-name="T16">TGT FIND</text:span><text:span text:style-name="T19"> to use TPOD designation</text:span></text:p>
        </text:list-item>
        <text:list-item>
          <text:p text:style-name="P6">Radar mode ... boresight</text:p>
        </text:list-item>
        <text:list-item>
          <text:p text:style-name="P6">Radar range ... 5 nmi??</text:p>
        </text:list-item>
        <text:list-item>
          <text:p text:style-name="P6">When pilot is pointed at the target, lock the middle of the ground return?</text:p>
        </text:list-item>
        <text:list-item>
          <text:p text:style-name="P6">...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5:33.687000000</dc:date>
    <meta:editing-duration>PT11H10M28S</meta:editing-duration>
    <meta:editing-cycles>5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5" meta:word-count="91" meta:character-count="415" meta:non-whitespace-character-count="346"/>
  </office:meta>
</office:document-meta>
</file>